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007in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79in" style:rel-column-width="4101*"/>
    </style:style>
    <style:style style:name="Table2.B" style:family="table-column">
      <style:table-column-properties style:column-width="1.3083in" style:rel-column-width="1884*"/>
    </style:style>
    <style:style style:name="Table2.C" style:family="table-column">
      <style:table-column-properties style:column-width="0.9403in" style:rel-column-width="1354*"/>
    </style:style>
    <style:style style:name="Table2.D" style:family="table-column">
      <style:table-column-properties style:column-width="0.8042in" style:rel-column-width="1158*"/>
    </style:style>
    <style:style style:name="Table2.E" style:family="table-column">
      <style:table-column-properties style:column-width="0.6306in" style:rel-column-width="908*"/>
    </style:style>
    <style:style style:name="Table2.F" style:family="table-column">
      <style:table-column-properties style:column-width="0.9604in" style:rel-column-width="1383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007in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007in solid #cccccc"/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tblheader_5f_Details_5f_Right">
      <style:paragraph-properties fo:text-align="end" style:justify-single-word="false"/>
    </style:style>
    <style:style style:name="P3" style:family="paragraph" style:parent-style-name="terp_5f_tblheader_5f_Details_5f_Right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4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9" style:family="paragraph" style:parent-style-name="terp_5f_tblheader_5f_Detail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0" style:family="paragraph" style:parent-style-name="terp_5f_default_5f_2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9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rp_5f_header">
      <style:paragraph-properties fo:margin-top="0.1701in" fo:margin-bottom="0.1701in"/>
    </style:style>
    <style:style style:name="P14" style:family="paragraph" style:parent-style-name="terp_5f_default_5f_Right_5f_9">
      <style:paragraph-properties fo:text-align="end" style:justify-single-word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terp_5f_default_5f_8" style:master-page-name="">
      <style:paragraph-properties fo:margin-top="0in" fo:margin-bottom="0in" style:page-number="auto" fo:background-color="transparent" fo:keep-with-next="auto">
        <style:background-image/>
      </style:paragraph-properties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o.partner_id.lang)&gt;</text:placeholder><text:span text:style-name="T1"><text:text-input text:description="&lt;o.partner_id.company_ext&gt;">o.partner_id.company_ext</text:text-input></text:span></text:p>
      <text:p text:style-name="P1"><text:text-input text:description="&lt; o.partner_id.department_company_ext &gt;">o.partner_id.department_company_ext</text:text-input></text:p>
      <text:p text:style-name="P1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1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"><text:text-input text:description="&lt;o.partner_shipping_id.zip&gt;">o.partner_shipping_id.zip</text:text-input> <text:text-input text:description="&lt;o.partner_shipping_id.city&gt;">o.partner_shipping_id.city</text:text-input></text:p>
      <text:p text:style-name="P13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2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terp_5f_tblheader_5f_General_5f_Centre"><text:text-input text:description="&lt;_(&quot;Our Salesman&quot;)&gt;">Our Salesman</text:text-input></text:p>
          </table:table-cell>
          <table:table-cell table:style-name="Table1.D1" office:value-type="string">
            <text:p text:style-name="terp_5f_tblheader_5f_General_5f_Centre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8"><text:text-input text:description="&lt;if test=&quot;o.date_order&quot;&gt;">&lt;if test="o.date_order"&gt;</text:text-input><text:text-input text:description="&lt;formatLang(o.date_order,date=True)&gt;">&lt;o.date_order&gt;</text:text-input><text:span text:style-name="T2"><text:text-input text:description="&lt;/if&gt;">/if</text:text-input></text:span></text:p>
          </table:table-cell>
          <table:table-cell table:style-name="Table1.A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terp_5f_default_5f_Centre_5f_8"><text:text-input text:description="&lt;if test=&quot;o.valid_until&quot;&gt;">&lt;if test="o.valid_until"&gt;</text:text-input><text:text-input text:description="&lt;formatLang(o.valid_until,date=True)&gt;">&lt;o.valid_until&gt;</text:text-input><text:span text:style-name="T2"><text:text-input text:description="&lt;/if&gt;">/if</text:text-input></text:span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erp_5f_tblheader_5f_Details"><text:text-input text:description="&lt;_(&quot;Description&quot;)&gt;">Description</text:text-input></text:p>
          </table:table-cell>
          <table:table-cell table:style-name="Table2.A1" office:value-type="string">
            <text:p text:style-name="terp_5f_tblheader_5f_Details_5f_Centre"><text:text-input text:description="&lt;_(&quot;VAT&quot;)&gt;">VAT</text:text-input></text:p>
          </table:table-cell>
          <table:table-cell table:style-name="Table2.A1" office:value-type="string">
            <text:p text:style-name="P2"><text:text-input text:description="&lt;_(&quot;Quantity&quot;)&gt;">Quantity</text:text-input></text:p>
          </table:table-cell>
          <table:table-cell table:style-name="Table2.A1" office:value-type="string">
            <text:p text:style-name="P2"><text:text-input text:description="&lt;_(&quot;Unit Price&quot;)&gt;">Unit Price</text:text-input></text:p>
          </table:table-cell>
          <table:table-cell table:style-name="Table2.A1" office:value-type="string">
            <text:p text:style-name="P4"><text:text-input text:description="&lt;_(&quot;Disc.(%)&quot;)&gt;">Disc.(%)</text:text-input></text:p>
          </table:table-cell>
          <table:table-cell table:style-name="Table2.A1" office:value-type="string">
            <text:p text:style-name="P2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, line.tax_id))&gt;">&lt;', '.join(map(lambda x: x.description, line.tax_id))&gt;</text:text-input></text:p>
          </table:table-cell>
          <table:table-cell table:style-name="Table2.A2" office:value-type="string">
            <text:p text:style-name="P14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4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4"><text:text-input text:description="&lt;&quot;%.2f&quot; % line.discount&gt;">line.discount</text:text-input></text:p>
          </table:table-cell>
          <table:table-cell table:style-name="Table2.A2" office:value-type="string">
            <text:p text:style-name="P14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if&gt;">&lt;/if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for&gt;">&lt;/for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table:number-columns-spanned="2" office:value-type="string">
            <text:p text:style-name="terp_5f_default_5f_9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terp_5f_default_5f_9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table:number-columns-spanned="2" office:value-type="string">
            <text:p text:style-name="terp_5f_default_5f_Bold_5f_9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terp_5f_default_5f_8"/>
      <text:p text:style-name="terp_5f_default_5f_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text-input text:description="&lt;_(&quot;Tax&quot;)&gt;">Tax</text:text-input></text:p>
          </table:table-cell>
          <table:table-cell table:style-name="Table3.A1" office:value-type="string">
            <text:p text:style-name="P3"><text:text-input text:description="&lt;_(&quot;Base&quot;)&gt;">Base</text:text-input></text:p>
          </table:table-cell>
          <table:table-cell table:style-name="Table3.A1" office:value-type="string">
            <text:p text:style-name="P3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10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>
          <table:table-cell table:style-name="Table3.A3" office:value-type="string">
            <text:p text:style-name="P7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8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8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</table:table>
      <text:p text:style-name="P16"><text:text-input text:description="&lt;/if&gt;">&lt;/if&gt;</text:text-input></text:p>
      <text:p text:style-name="terp_5f_default_5f_8"><text:soft-page-break/></text:p>
      <text:p text:style-name="terp_5f_default_5f_9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terp_5f_default_5f_9"/>
      <text:p text:style-name="terp_5f_default_5f_9"><text:text-input text:description="&lt;_(&quot;Payment Terms:&quot;)&gt;">Payment Terms:</text:text-input></text:p>
      <text:p text:style-name="terp_5f_default_5f_9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terp_5f_default_5f_9"/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3-06-21T07:50:19</dc:date>
    <meta:editing-cycles>1084</meta:editing-cycles>
    <meta:editing-duration>P2DT11H5M16S</meta:editing-duration>
    <meta:document-statistic meta:table-count="3" meta:image-count="0" meta:object-count="0" meta:page-count="2" meta:paragraph-count="52" meta:word-count="147" meta:character-count="177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